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9ba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29ba5" style:font-weight-asian="bold" style:font-weight-complex="bold"/>
    </style:style>
    <style:style style:name="P4" style:family="paragraph" style:parent-style-name="Standard">
      <style:text-properties fo:font-weight="bold" officeooo:rsid="00029ba5" officeooo:paragraph-rsid="00029ba5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nux Internals</text:p>
      <text:p text:style-name="P4">Assignment 2</text:p>
      <text:p text:style-name="P4">By: Pavan Hegde</text:p>
      <text:p text:style-name="Standard"/>
      <text:p text:style-name="P2">program 1:</text:p>
      <text:p text:style-name="Standard"/>
      <text:p text:style-name="P2">Test whether the process (exec() system call)that replaces old program, will inherit the fd's or not.</text:p>
      <text:p text:style-name="Standard"/>
      <text:p text:style-name="P2">code:</text:p>
      <text:p text:style-name="Standard">#include&lt;stdio.h&gt;</text:p>
      <text:p text:style-name="Standard">#include&lt;fcntl.h&gt;</text:p>
      <text:p text:style-name="Standard">#include&lt;unistd.h&gt;</text:p>
      <text:p text:style-name="Standard"/>
      <text:p text:style-name="Standard">int main()</text:p>
      <text:p text:style-name="Standard">{</text:p>
      <text:p text:style-name="Standard"><text:tab/>int fd;</text:p>
      <text:p text:style-name="Standard"><text:tab/>fd=open("execl.c",O_RDONLY,777);</text:p>
      <text:p text:style-name="Standard"><text:tab/>printf("fd for execl is = %d\n",fd);</text:p>
      <text:p text:style-name="Standard"><text:tab/>close(fd);</text:p>
      <text:p text:style-name="Standard"><text:tab/>return 0;</text:p>
      <text:p text:style-name="Standard">}</text:p>
      <text:p text:style-name="Standard"/>
      <text:p text:style-name="P2">output:</text:p>
      <text:p text:style-name="Standard">pavan@pavan-VirtualBox:~/Training/Linux_internals_tools/Day4/Assig$ gedit prog2.c</text:p>
      <text:p text:style-name="Standard">pavan@pavan-VirtualBox:~/Training/Linux_internals_tools/Day4/Assig$ gcc -o p2 prog2.c</text:p>
      <text:p text:style-name="Standard">pavan@pavan-VirtualBox:~/Training/Linux_internals_tools/Day4/Assig$ ./p2</text:p>
      <text:p text:style-name="Standard">fd for execl is = 3</text:p>
      <text:p text:style-name="Standard"/>
      <text:p text:style-name="P3">Program 2:</text:p>
      <text:p text:style-name="P3"/>
      <text:p text:style-name="P3">write a program such that parent process create two child processes.</text:p>
      <text:p text:style-name="P3"/>
      <text:p text:style-name="P3">code:</text:p>
      <text:p text:style-name="P1"/>
      <text:p text:style-name="P1">#include&lt;stdio.h&gt;</text:p>
      <text:p text:style-name="P1">#include&lt;unistd.h&gt;</text:p>
      <text:p text:style-name="P1">#include&lt;stdlib.h&gt;</text:p>
      <text:p text:style-name="P1"/>
      <text:p text:style-name="P1">int main()</text:p>
      <text:p text:style-name="P1">{</text:p>
      <text:p text:style-name="P1"><text:tab/>int pid,pid1;</text:p>
      <text:p text:style-name="P1"><text:tab/>printf("current process id = %d\n",getpid());</text:p>
      <text:p text:style-name="P1"><text:tab/>pid=fork();</text:p>
      <text:p text:style-name="P1"><text:tab/>while(1){</text:p>
      <text:p text:style-name="P1"><text:tab/>if(pid==0)</text:p>
      <text:p text:style-name="P1"><text:tab/>{</text:p>
      <text:p text:style-name="P1"><text:tab/><text:tab/>printf("child process id 1= %d\n",getpid());</text:p>
      <text:p text:style-name="P1"><text:tab/><text:tab/>printf("%d\n",getppid());</text:p>
      <text:p text:style-name="P1"><text:tab/>}</text:p>
      <text:p text:style-name="P1"><text:tab/>else</text:p>
      <text:p text:style-name="P1"><text:tab/>{</text:p>
      <text:p text:style-name="P1"><text:soft-page-break/><text:tab/><text:tab/>pid1=fork();</text:p>
      <text:p text:style-name="P1"><text:tab/><text:tab/>if(pid1==0)</text:p>
      <text:p text:style-name="P1"><text:tab/><text:tab/>{</text:p>
      <text:p text:style-name="P1"><text:tab/><text:tab/><text:tab/>printf("\nchild process id 2= %d\n",getpid());</text:p>
      <text:p text:style-name="P1"><text:tab/><text:tab/><text:tab/>printf("%d\n",getppid()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printf("parent process id = %d\n",getpid());</text:p>
      <text:p text:style-name="P1"><text:tab/><text:tab/>}<text:tab/></text:p>
      <text:p text:style-name="P1"><text:tab/>}</text:p>
      <text:p text:style-name="P1"><text:tab/>exit(0);</text:p>
      <text:p text:style-name="P1"><text:tab/>}</text:p>
      <text:p text:style-name="P1"><text:tab/>return 0;</text:p>
      <text:p text:style-name="P1">}</text:p>
      <text:p text:style-name="P1"/>
      <text:p text:style-name="P3">Output:</text:p>
      <text:p text:style-name="P1"/>
      <text:p text:style-name="P1">pavan@pavan-VirtualBox:~/Training/Linux_internals_tools/Day4/Assig$ gedit prog1.c</text:p>
      <text:p text:style-name="P1">pavan@pavan-VirtualBox:~/Training/Linux_internals_tools/Day4/Assig$ gcc prog1.c</text:p>
      <text:p text:style-name="P1">pavan@pavan-VirtualBox:~/Training/Linux_internals_tools/Day4/Assig$ ./a.out</text:p>
      <text:p text:style-name="P1">current process id = 2077</text:p>
      <text:p text:style-name="P1">parent process id = 2077</text:p>
      <text:p text:style-name="P1">pavan@pavan-VirtualBox:~/Training/Linux_internals_tools/Day4/Assig$ </text:p>
      <text:p text:style-name="P1">child process id 2= 2079</text:p>
      <text:p text:style-name="P1">1290</text:p>
      <text:p text:style-name="P1">child process id 1= 2078</text:p>
      <text:p text:style-name="P1">1290</text:p>
      <text:p text:style-name="P1"/>
      <text:p text:style-name="P2">program 3:</text:p>
      <text:p text:style-name="P2"/>
      <text:p text:style-name="P2">A program that replace old program with vim editor program and open a new text file.</text:p>
      <text:p text:style-name="P2"/>
      <text:p text:style-name="P2"/>
      <text:p text:style-name="P2">code:</text:p>
      <text:p text:style-name="Standard"/>
      <text:p text:style-name="Standard">#include&lt;stdio.h&gt;</text:p>
      <text:p text:style-name="Standard">#include&lt;unistd.h&gt;</text:p>
      <text:p text:style-name="Standard"/>
      <text:p text:style-name="Standard">int main()</text:p>
      <text:p text:style-name="Standard">{</text:p>
      <text:p text:style-name="Standard"><text:tab/>int x;</text:p>
      <text:p text:style-name="Standard"><text:tab/>x=execl("/usr/bin/vi","vim","info.txt",0);</text:p>
      <text:p text:style-name="Standard"><text:tab/>if(x==-1)</text:p>
      <text:p text:style-name="Standard"><text:tab/><text:tab/>printf("error creating file %d\n",x);</text:p>
      <text:p text:style-name="Standard"><text:tab/>return 0;</text:p>
      <text:p text:style-name="Standard">}</text:p>
      <text:p text:style-name="Standard"/>
      <text:p text:style-name="P2">output:</text:p>
      <text:p text:style-name="Standard"/>
      <text:p text:style-name="Standard">it will open the info.txt file</text:p>
      <text:p text:style-name="Standard"/>
      <text:p text:style-name="P2"><text:soft-page-break/>program 4:</text:p>
      <text:p text:style-name="P2"/>
      <text:p text:style-name="P2">a process using execl() system call should replace a new command line program.</text:p>
      <text:p text:style-name="P2"/>
      <text:p text:style-name="P2">code:</text:p>
      <text:p text:style-name="Standard"/>
      <text:p text:style-name="Standard">#include&lt;stdio.h&gt;</text:p>
      <text:p text:style-name="Standard">#include&lt;unistd.h&gt;</text:p>
      <text:p text:style-name="Standard">#include&lt;stdlib.h&gt;</text:p>
      <text:p text:style-name="Standard">#include&lt;sys/types.h&gt;</text:p>
      <text:p text:style-name="Standard">#include&lt;sys/wait.h&gt;</text:p>
      <text:p text:style-name="Standard"/>
      <text:p text:style-name="Standard">int main(int argc,char *argv[])</text:p>
      <text:p text:style-name="Standard">{</text:p>
      <text:p text:style-name="Standard"><text:tab/>int i;</text:p>
      <text:p text:style-name="Standard"><text:tab/>printf("\n file name : %s\n",argv[0]);</text:p>
      <text:p text:style-name="Standard"><text:tab/>printf("\n total number of arguments : %d\n",argc);</text:p>
      <text:p text:style-name="Standard"><text:tab/>execl("prog1","./prog1","linux","kernel","programming","device","drivers",0);</text:p>
      <text:p text:style-name="Standard"><text:tab/>printf("\n Arguments passed: ");</text:p>
      <text:p text:style-name="Standard"><text:tab/>for(i=1;i&lt;argc;i++)</text:p>
      <text:p text:style-name="Standard"><text:tab/>{</text:p>
      <text:p text:style-name="Standard"><text:tab/><text:tab/>printf("%s",argv[i]);</text:p>
      <text:p text:style-name="Standard"><text:tab/>}</text:p>
      <text:p text:style-name="Standard"><text:tab/>printf("\n");</text:p>
      <text:p text:style-name="Standard"><text:tab/></text:p>
      <text:p text:style-name="Standard"><text:tab/>return 0;</text:p>
      <text:p text:style-name="Standard">}</text:p>
      <text:p text:style-name="Standard"/>
      <text:p text:style-name="P2">output:</text:p>
      <text:p text:style-name="Standard"/>
      <text:p text:style-name="Standard">pavan@pavan-VirtualBox:~/Training/Linux_internals_tools/Day4/Assig$ gedit prog4.c</text:p>
      <text:p text:style-name="Standard">pavan@pavan-VirtualBox:~/Training/Linux_internals_tools/Day4/Assig$ gcc -o prog4 prog4.c</text:p>
      <text:p text:style-name="Standard">pavan@pavan-VirtualBox:~/Training/Linux_internals_tools/Day4/Assig$ ./prog4</text:p>
      <text:p text:style-name="Standard"/>
      <text:p text:style-name="Standard"><text:s/>file name : ./prog4</text:p>
      <text:p text:style-name="Standard"/>
      <text:p text:style-name="Standard"><text:s/>total number of arguments : 1</text:p>
      <text:p text:style-name="Standard">current process id = 10416</text:p>
      <text:p text:style-name="Standard">parent process id = 10416</text:p>
      <text:p text:style-name="Standard">pavan@pavan-VirtualBox:~/Training/Linux_internals_tools/Day4/Assig$ </text:p>
      <text:p text:style-name="Standard">child process id 2= 10418</text:p>
      <text:p text:style-name="Standard">1290</text:p>
      <text:p text:style-name="Standard">child process id 1= 10417</text:p>
      <text:p text:style-name="Standard">1290</text:p>
      <text:p text:style-name="Standard"/>
      <text:p text:style-name="P2">program 5:</text:p>
      <text:p text:style-name="P2"/>
      <text:p text:style-name="P2">write a program parent process wait untill,while child process open file and read file data into empty buffer.</text:p>
      <text:p text:style-name="P2"/>
      <text:p text:style-name="P2">code:</text:p>
      <text:p text:style-name="Standard"/>
      <text:p text:style-name="Standard"><text:soft-page-break/>#include&lt;stdio.h&gt;</text:p>
      <text:p text:style-name="Standard">#include&lt;unistd.h&gt;</text:p>
      <text:p text:style-name="Standard">#include&lt;stdlib.h&gt;</text:p>
      <text:p text:style-name="Standard">#include&lt;sys/types.h&gt;</text:p>
      <text:p text:style-name="Standard">#include&lt;sys/wait.h&gt;</text:p>
      <text:p text:style-name="Standard">#include&lt;fcntl.h&gt;</text:p>
      <text:p text:style-name="Standard"/>
      <text:p text:style-name="Standard">int main()</text:p>
      <text:p text:style-name="Standard">{</text:p>
      <text:p text:style-name="Standard"><text:tab/>int fd;</text:p>
      <text:p text:style-name="Standard"><text:tab/>char buff1[100]="My name is pavan,byee";</text:p>
      <text:p text:style-name="Standard"><text:tab/>char buff2[100];</text:p>
      <text:p text:style-name="Standard"><text:tab/>pid_t pid;</text:p>
      <text:p text:style-name="Standard"><text:tab/>pid=fork();</text:p>
      <text:p text:style-name="Standard"><text:tab/>if(pid==0)</text:p>
      <text:p text:style-name="Standard"><text:tab/>{</text:p>
      <text:p text:style-name="Standard"><text:tab/><text:tab/>sleep(5);</text:p>
      <text:p text:style-name="Standard"><text:tab/><text:tab/>printf("I am child with delay of 5 sec &amp; my child pid = %d\n",getpid());</text:p>
      <text:p text:style-name="Standard"><text:tab/><text:tab/>fd=open("seek_set.txt",O_CREAT | O_RDWR,777);</text:p>
      <text:p text:style-name="Standard"><text:tab/><text:tab/>printf("fd = %d\n",fd);</text:p>
      <text:p text:style-name="Standard"><text:tab/><text:tab/>if(fd&gt;0)</text:p>
      <text:p text:style-name="Standard"><text:tab/><text:tab/>{</text:p>
      <text:p text:style-name="Standard"><text:tab/><text:tab/><text:tab/>write(fd,buff1,100)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printf("error not created seek_set.txt\n");</text:p>
      <text:p text:style-name="Standard"><text:tab/><text:tab/>}</text:p>
      <text:p text:style-name="Standard"><text:tab/><text:tab/>lseek(fd,0,SEEK_SET);</text:p>
      <text:p text:style-name="Standard"><text:tab/><text:tab/>read(fd,buff2,100);</text:p>
      <text:p text:style-name="Standard"><text:tab/><text:tab/>printf("Data is written in seek_set.txt is --- <text:s/>%s\n",buff2);</text:p>
      <text:p text:style-name="Standard"><text:tab/>}</text:p>
      <text:p text:style-name="Standard"><text:tab/>else<text:tab/></text:p>
      <text:p text:style-name="Standard"><text:tab/>{</text:p>
      <text:p text:style-name="Standard"><text:tab/><text:tab/>wait(0);</text:p>
      <text:p text:style-name="Standard"><text:tab/><text:tab/>printf("I am parent process pid = %d\n",getpid());</text:p>
      <text:p text:style-name="Standard"><text:tab/>}</text:p>
      <text:p text:style-name="Standard"><text:tab/>return 0;</text:p>
      <text:p text:style-name="Standard">}</text:p>
      <text:p text:style-name="Standard"/>
      <text:p text:style-name="P2">output:</text:p>
      <text:p text:style-name="Standard"/>
      <text:p text:style-name="Standard">pavan@pavan-VirtualBox:~/Training/Linux_internals_tools/Day4/Assig$ gedit prog5.c</text:p>
      <text:p text:style-name="Standard">pavan@pavan-VirtualBox:~/Training/Linux_internals_tools/Day4/Assig$ gcc prog5.c</text:p>
      <text:p text:style-name="Standard">pavan@pavan-VirtualBox:~/Training/Linux_internals_tools/Day4/Assig$ ./a.out</text:p>
      <text:p text:style-name="Standard">I am child with delay of 5 sec &amp; my child pid = 5433</text:p>
      <text:p text:style-name="Standard">fd = 3</text:p>
      <text:p text:style-name="Standard">Data is written in seek_set.txt is --- <text:s/>My name is pavan,byee</text:p>
      <text:p text:style-name="Standard">I am parent process pid = 5432</text:p>
      <text:p text:style-name="Standard"/>
      <text:p text:style-name="Standard"/>
      <text:p text:style-name="P2">program 6:</text:p>
      <text:p text:style-name="P2"><text:soft-page-break/></text:p>
      <text:p text:style-name="P2">write a program,where functions of the programare called in the reverse order of theirfunction calls from main().</text:p>
      <text:p text:style-name="P2"/>
      <text:p text:style-name="P2">code:</text:p>
      <text:p text:style-name="Standard">#include&lt;stdio.h&gt;</text:p>
      <text:p text:style-name="Standard">#include&lt;unistd.h&gt;</text:p>
      <text:p text:style-name="Standard">#include&lt;stdlib.h&gt;</text:p>
      <text:p text:style-name="Standard">#include&lt;sys/types.h&gt;</text:p>
      <text:p text:style-name="Standard">#include&lt;sys/wait.h&gt;</text:p>
      <text:p text:style-name="Standard"/>
      <text:p text:style-name="Standard"/>
      <text:p text:style-name="Standard">void callback1(void)</text:p>
      <text:p text:style-name="Standard">{</text:p>
      <text:p text:style-name="Standard"><text:tab/>printf("call back 1 func called\n");</text:p>
      <text:p text:style-name="Standard">}</text:p>
      <text:p text:style-name="Standard"/>
      <text:p text:style-name="Standard">void callback2(void)</text:p>
      <text:p text:style-name="Standard">{</text:p>
      <text:p text:style-name="Standard"><text:tab/>printf("call back 2 func called\n");</text:p>
      <text:p text:style-name="Standard">}</text:p>
      <text:p text:style-name="Standard"/>
      <text:p text:style-name="Standard">void callback3(void)</text:p>
      <text:p text:style-name="Standard">{</text:p>
      <text:p text:style-name="Standard"><text:tab/>printf("call back 3 func called\n");</text:p>
      <text:p text:style-name="Standard">}</text:p>
      <text:p text:style-name="Standard"/>
      <text:p text:style-name="Standard"/>
      <text:p text:style-name="Standard">int main()</text:p>
      <text:p text:style-name="Standard">{</text:p>
      <text:p text:style-name="Standard"><text:tab/>printf("registering callback1\n");</text:p>
      <text:p text:style-name="Standard"><text:tab/>atexit(callback1);</text:p>
      <text:p text:style-name="Standard"><text:tab/>printf("registering callback2\n");</text:p>
      <text:p text:style-name="Standard"><text:tab/>atexit(callback2);</text:p>
      <text:p text:style-name="Standard"><text:tab/>printf("registering callback3\n");</text:p>
      <text:p text:style-name="Standard"><text:tab/>atexit(callback3);</text:p>
      <text:p text:style-name="Standard"><text:tab/>printf("main exiting now....\n");</text:p>
      <text:p text:style-name="Standard"><text:tab/>exit(0);</text:p>
      <text:p text:style-name="Standard">}</text:p>
      <text:p text:style-name="Standard"/>
      <text:p text:style-name="P2">output:</text:p>
      <text:p text:style-name="Standard"/>
      <text:p text:style-name="Standard">pavan@pavan-VirtualBox:~/Training/Linux_internals_tools/Day4/Assig$ gedit prog6.c</text:p>
      <text:p text:style-name="Standard">pavan@pavan-VirtualBox:~/Training/Linux_internals_tools/Day4/Assig$ gcc -o prog6 prog6.c</text:p>
      <text:p text:style-name="Standard">pavan@pavan-VirtualBox:~/Training/Linux_internals_tools/Day4/Assig$ ./prog6</text:p>
      <text:p text:style-name="Standard">registering callback1</text:p>
      <text:p text:style-name="Standard">registering callback2</text:p>
      <text:p text:style-name="Standard">registering callback3</text:p>
      <text:p text:style-name="Standard">main exiting now....</text:p>
      <text:p text:style-name="Standard">call back 3 func called</text:p>
      <text:p text:style-name="Standard">call back 2 func called</text:p>
      <text:p text:style-name="Standard">call back 1 func called</text:p>
      <text:p text:style-name="Standard"><text:soft-page-break/></text:p>
      <text:p text:style-name="Standard"/>
      <text:p text:style-name="P2">program 7:</text:p>
      <text:p text:style-name="P2"/>
      <text:p text:style-name="P2">write a program child executes(exec())a new program,while parent waitsfor child task to get complete.</text:p>
      <text:p text:style-name="P2"/>
      <text:p text:style-name="P2">code:</text:p>
      <text:p text:style-name="Standard"/>
      <text:p text:style-name="Standard">#include&lt;stdio.h&gt;</text:p>
      <text:p text:style-name="Standard">#include&lt;unistd.h&gt;</text:p>
      <text:p text:style-name="Standard">#include&lt;stdlib.h&gt;</text:p>
      <text:p text:style-name="Standard">#include&lt;sys/types.h&gt;</text:p>
      <text:p text:style-name="Standard">#include&lt;sys/wait.h&gt;</text:p>
      <text:p text:style-name="Standard"/>
      <text:p text:style-name="Standard">int main()</text:p>
      <text:p text:style-name="Standard">{</text:p>
      <text:p text:style-name="Standard"><text:tab/>pid_t pid;</text:p>
      <text:p text:style-name="Standard"><text:tab/>pid=fork();</text:p>
      <text:p text:style-name="Standard"><text:tab/>if(pid==0)</text:p>
      <text:p text:style-name="Standard"><text:tab/>{</text:p>
      <text:p text:style-name="Standard"><text:tab/><text:tab/>printf("my child pid = %d\n",getpid());</text:p>
      <text:p text:style-name="Standard"><text:tab/>}</text:p>
      <text:p text:style-name="Standard"><text:tab/>else<text:tab/></text:p>
      <text:p text:style-name="Standard"><text:tab/>{</text:p>
      <text:p text:style-name="Standard"><text:tab/><text:tab/>int pid1;</text:p>
      <text:p text:style-name="Standard"><text:tab/><text:tab/>pid1=wait(0);</text:p>
      <text:p text:style-name="Standard"><text:tab/><text:tab/>printf("I am parent process pid = %d\n",getpid());</text:p>
      <text:p text:style-name="Standard"><text:tab/>}</text:p>
      <text:p text:style-name="Standard"><text:tab/>return 0;</text:p>
      <text:p text:style-name="Standard">}</text:p>
      <text:p text:style-name="Standard"/>
      <text:p text:style-name="P2">output:</text:p>
      <text:p text:style-name="Standard"/>
      <text:p text:style-name="Standard">pavan@pavan-VirtualBox:~/Training/Linux_internals_tools/Day4/Assig$ gedit prog7.c</text:p>
      <text:p text:style-name="Standard">pavan@pavan-VirtualBox:~/Training/Linux_internals_tools/Day4/Assig$ gcc -o prog7 prog7.c</text:p>
      <text:p text:style-name="Standard">pavan@pavan-VirtualBox:~/Training/Linux_internals_tools/Day4/Assig$ ./prog7</text:p>
      <text:p text:style-name="Standard">my child pid = 10519</text:p>
      <text:p text:style-name="Standard">I am parent process pid = 10518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4:54:04.940889368</meta:creation-date>
    <dc:date>2022-03-15T15:05:46.018154243</dc:date>
    <meta:editing-duration>PT1M31S</meta:editing-duration>
    <meta:editing-cycles>1</meta:editing-cycles>
    <meta:document-statistic meta:table-count="0" meta:image-count="0" meta:object-count="0" meta:page-count="6" meta:paragraph-count="239" meta:word-count="621" meta:character-count="5695" meta:non-whitespace-character-count="5163"/>
    <meta:generator>LibreOffice/6.4.7.2$Linux_X86_64 LibreOffice_project/40$Build-2</meta:generator>
  </office:meta>
</office:document-meta>
</file>